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majority of the writing is from my lovely wife. <text:s/>She likes to write things. <text:s/>Her husband, me, I like to make things. <text:s/>So she writes and I help make the website. <text:s/>She was born in Colorado, I was born in Connecticut. <text:s/>She went to Colgate, I went to CSU. <text:s/>We both went to the same Colorado high school and are now settled into Denver.</text:p>
      <text:p text:style-name="Standard"/>
      <text:p text:style-name="Standard">After almost five years in Capitol Hill we've indulged in many of the city's brightest fine dining rooms and darkest dives. We like wine. We like Italian. We like beer. We like burgers. We like most things if they're done well. More importantly, we like to have fun, and we love living in Denver.</text:p>
      <text:p text:style-name="Standard"/>
      <text:p text:style-name="Standard">We also like dinning out, we cook at home with equal enthusiasm, and we still love to eat out. <text:s/>So after admitting we dine out more than we probably should: we created a new justification. <text:s/>This is our mouthfu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 f</meta:initial-creator>
    <meta:creation-date>2016-02-29T20:02:30</meta:creation-date>
    <dc:date>2016-02-29T20:30:13</dc:date>
    <dc:creator>j f</dc:creator>
    <meta:editing-duration>PT12M32S</meta:editing-duration>
    <meta:editing-cycles>3</meta:editing-cycles>
    <meta:generator>OpenOffice/4.1.1$Unix OpenOffice.org_project/411m6$Build-9775</meta:generator>
    <meta:document-statistic meta:table-count="0" meta:image-count="0" meta:object-count="0" meta:page-count="1" meta:paragraph-count="3" meta:word-count="158" meta:character-count="842"/>
  </office:meta>
</office:document-meta>
</file>